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780000003EBF853001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7.647cm, 3.789cm, 6.83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42cm" svg:height="10.287cm" svg:x="4.556cm" svg:y="-0.27cm">
          <draw:image xlink:href="Pictures/1000000000000780000003EBF853001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18T15:22:13</dc:date>
    <dc:creator>Jaime </dc:creator>
    <meta:document-statistic meta:object-count="1"/>
    <meta:generator>LibreOffice/3.5$Linux_X86_64 LibreOffice_project/350m1$Build-2</meta:generator>
  </office:meta>
</office:document-meta>
</file>